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Ahh, it's you. Perfect timing.”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guessed.”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nother kidnapping... n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e might not necessarily call it a
kidnapping...”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daughter of that couple over there
disappeared down this pa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scarcely looked away for a second.”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be entirely sure, without
witness testimon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we do have one lead.”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alk down this path to the east, and you
will reach a mansion known as Ondrera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once the highly luxurious residence
for a noble family, but now it is left
wholly abandon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ccording to neighbourhood locals, there
may have been human activity within the
mansion of late.”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te.”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I gathered my troops and
searched inside the mano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But we could not proceed forward through
the halls.”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precisely as I s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it, myself, but we
were simply unable to move forward through
the halls of the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is no other way of describing it.”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halls of the mansion are filled with
demons. We would benefit well from the help
of the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abandoned Ondrera Manor lies down this
path to the ea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certain it has something to do with
this incident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